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43D00004276C961391BEF731755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3"/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rst calculate what we need from what we have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A timeline</text:p>
          </table:table-cell>
          <table:table-cell office:value-type="string" calcext:value-type="string">
            <text:p>T(us) =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ock (MHz):</text:p>
          </table:table-cell>
          <table:table-cell table:formula="of:=(90/28)" office:value-type="float" office:value="3.21428571428571" calcext:value-type="float">
            <text:p>3.21428571428571</text:p>
          </table:table-cell>
          <table:table-cell office:value-type="string" calcext:value-type="string">
            <text:p>→period(us):</text:p>
          </table:table-cell>
          <table:table-cell table:formula="of:=1/[.B4]" office:value-type="float" office:value="0.311111111111111" calcext:value-type="float">
            <text:p>0.3111111111111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 porch ends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H cycl (us):</text:p>
          </table:table-cell>
          <table:table-cell office:value-type="float" office:value="59.7" calcext:value-type="float">
            <text:p>59.7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ytes/cycl:</text:p>
          </table:table-cell>
          <table:table-cell table:formula="of:=[.B4]*[.B6]" office:value-type="float" office:value="191.892857142857" calcext:value-type="float">
            <text:p>191.892857142857</text:p>
          </table:table-cell>
          <table:table-cell table:number-columns-repeated="2"/>
          <table:table-cell table:formula="of:=[.D4]*160" office:value-type="float" office:value="49.7777777777778" calcext:value-type="float">
            <text:p>49.7777777777778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active ratio</text:p>
          </table:table-cell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Boarder (sing)</text:p>
          </table:table-cell>
          <table:table-cell table:number-columns-repeated="9"/>
        </table:table-row>
        <table:table-row table:style-name="ro1">
          <table:table-cell table:number-columns-repeated="6"/>
          <table:table-cell table:formula="of:=52.6*(14/16)" office:value-type="float" office:value="46.025" calcext:value-type="float">
            <text:p>46.025</text:p>
          </table:table-cell>
          <table:table-cell table:formula="of:=[.G10]/63.5" office:value-type="float" office:value="0.724803149606299" calcext:value-type="float">
            <text:p>0.724803149606299</text:p>
          </table:table-cell>
          <table:table-cell table:number-columns-repeated="2"/>
          <table:table-cell table:formula="of:=14/16" office:value-type="float" office:value="0.875" calcext:value-type="float">
            <text:p>0.875</text:p>
          </table:table-cell>
          <table:table-cell office:value-type="float" office:value="144" calcext:value-type="float">
            <text:p>144</text:p>
          </table:table-cell>
          <table:table-cell table:formula="of:=[.$K$10]*[.L10]" office:value-type="float" office:value="126" calcext:value-type="float">
            <text:p>126</text:p>
          </table:table-cell>
          <table:table-cell table:formula="of:=[.L10]-[.M10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92" calcext:value-type="float">
            <text:p>192</text:p>
          </table:table-cell>
          <table:table-cell table:formula="of:=[.$K$10]*[.L11]" office:value-type="float" office:value="168" calcext:value-type="float">
            <text:p>168</text:p>
          </table:table-cell>
          <table:table-cell table:formula="of:=[.L11]-[.M1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32*6" office:value-type="float" office:value="192" calcext:value-type="float">
            <text:p>19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 px (mhz)</text:p>
          </table:table-cell>
          <table:table-cell office:value-type="string" calcext:value-type="string">
            <text:p>Clks/line</text:p>
          </table:table-cell>
          <table:table-cell office:value-type="string" calcext:value-type="string">
            <text:p>Line /4</text:p>
          </table:table-cell>
          <table:table-cell office:value-type="string" calcext:value-type="string">
            <text:p>active w =</text:p>
          </table:table-cell>
          <table:table-cell/>
          <table:table-cell office:value-type="string" calcext:value-type="string">
            <text:p>Timer val =</text:p>
          </table:table-cell>
          <table:table-cell table:number-columns-repeated="17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63.5*[.A16]" office:value-type="float" office:value="196.85" calcext:value-type="float">
            <text:p>196.85</text:p>
          </table:table-cell>
          <table:table-cell table:formula="of:=[.B16]/4" office:value-type="float" office:value="49.2125" calcext:value-type="float">
            <text:p>49.2125</text:p>
          </table:table-cell>
          <table:table-cell table:formula="of:=[.C16]*3" office:value-type="float" office:value="147.6375" calcext:value-type="float">
            <text:p>147.6375</text:p>
          </table:table-cell>
          <table:table-cell/>
          <table:table-cell table:formula="of:=90/[.A16]" office:value-type="float" office:value="29.0322580645161" calcext:value-type="float">
            <text:p>29.0322580645161</text:p>
          </table:table-cell>
          <table:table-cell table:number-columns-repeated="17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63.5*[.A17]" office:value-type="float" office:value="203.2" calcext:value-type="float">
            <text:p>203.2</text:p>
          </table:table-cell>
          <table:table-cell table:formula="of:=[.B17]/4" office:value-type="float" office:value="50.8" calcext:value-type="float">
            <text:p>50.8</text:p>
          </table:table-cell>
          <table:table-cell table:formula="of:=[.C17]*3" office:value-type="float" office:value="152.4" calcext:value-type="float">
            <text:p>152.4</text:p>
          </table:table-cell>
          <table:table-cell/>
          <table:table-cell table:formula="of:=90/[.A17]" office:value-type="float" office:value="28.125" calcext:value-type="float">
            <text:p>28.125</text:p>
          </table:table-cell>
          <table:table-cell table:number-columns-repeated="17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63.5*[.A18]" office:value-type="float" office:value="209.55" calcext:value-type="float">
            <text:p>209.55</text:p>
          </table:table-cell>
          <table:table-cell table:formula="of:=[.B18]/4" office:value-type="float" office:value="52.3875" calcext:value-type="float">
            <text:p>52.3875</text:p>
          </table:table-cell>
          <table:table-cell table:formula="of:=[.C18]*3" office:value-type="float" office:value="157.1625" calcext:value-type="float">
            <text:p>157.1625</text:p>
          </table:table-cell>
          <table:table-cell/>
          <table:table-cell table:formula="of:=90/[.A18]" office:value-type="float" office:value="27.2727272727273" calcext:value-type="float">
            <text:p>27.2727272727273</text:p>
          </table:table-cell>
          <table:table-cell table:number-columns-repeated="17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63.5*[.A19]" office:value-type="float" office:value="215.9" calcext:value-type="float">
            <text:p>215.9</text:p>
          </table:table-cell>
          <table:table-cell table:formula="of:=[.B19]/4" office:value-type="float" office:value="53.975" calcext:value-type="float">
            <text:p>53.975</text:p>
          </table:table-cell>
          <table:table-cell table:formula="of:=[.C19]*3" office:value-type="float" office:value="161.925" calcext:value-type="float">
            <text:p>161.925</text:p>
          </table:table-cell>
          <table:table-cell/>
          <table:table-cell table:formula="of:=90/[.A19]" office:value-type="float" office:value="26.4705882352941" calcext:value-type="float">
            <text:p>26.4705882352941</text:p>
          </table:table-cell>
          <table:table-cell table:number-columns-repeated="1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63.5*[.A20]" office:value-type="float" office:value="222.25" calcext:value-type="float">
            <text:p>222.25</text:p>
          </table:table-cell>
          <table:table-cell table:formula="of:=[.B20]/4" office:value-type="float" office:value="55.5625" calcext:value-type="float">
            <text:p>55.5625</text:p>
          </table:table-cell>
          <table:table-cell table:formula="of:=[.C20]*3" office:value-type="float" office:value="166.6875" calcext:value-type="float">
            <text:p>166.6875</text:p>
          </table:table-cell>
          <table:table-cell/>
          <table:table-cell table:formula="of:=90/[.A20]" office:value-type="float" office:value="25.7142857142857" calcext:value-type="float">
            <text:p>25.7142857142857</text:p>
          </table:table-cell>
          <table:table-cell table:number-columns-repeated="9"/>
          <table:table-cell office:value-type="string" calcext:value-type="string">
            <text:p>1 clock</text:p>
          </table:table-cell>
          <table:table-cell office:value-type="string" calcext:value-type="string">
            <text:p>front porch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63.5*[.A21]" office:value-type="float" office:value="228.6" calcext:value-type="float">
            <text:p>228.6</text:p>
          </table:table-cell>
          <table:table-cell table:formula="of:=[.B21]/4" office:value-type="float" office:value="57.15" calcext:value-type="float">
            <text:p>57.15</text:p>
          </table:table-cell>
          <table:table-cell table:formula="of:=[.C21]*3" office:value-type="float" office:value="171.45" calcext:value-type="float">
            <text:p>171.45</text:p>
          </table:table-cell>
          <table:table-cell/>
          <table:table-cell table:formula="of:=90/[.A21]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clock freq</text:p>
          </table:table-cell>
          <table:table-cell office:value-type="string" calcext:value-type="string">
            <text:p>len of c cyc</text:p>
          </table:table-cell>
          <table:table-cell table:style-name="ce7" office:value-type="string" calcext:value-type="string">
            <text:p>time(us):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.7" calcext:value-type="float">
            <text:p>4.7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63.5*[.A22]" office:value-type="float" office:value="234.95" calcext:value-type="float">
            <text:p>234.95</text:p>
          </table:table-cell>
          <table:table-cell table:formula="of:=[.B22]/4" office:value-type="float" office:value="58.7375" calcext:value-type="float">
            <text:p>58.7375</text:p>
          </table:table-cell>
          <table:table-cell table:formula="of:=[.C22]*3" office:value-type="float" office:value="176.2125" calcext:value-type="float">
            <text:p>176.2125</text:p>
          </table:table-cell>
          <table:table-cell/>
          <table:table-cell table:formula="of:=90/[.A22]" office:value-type="float" office:value="24.3243243243243" calcext:value-type="float">
            <text:p>24.3243243243243</text:p>
          </table:table-cell>
          <table:table-cell table:number-columns-repeated="4"/>
          <table:table-cell office:value-type="string" calcext:value-type="string">
            <text:p>Set: tim cts</text:p>
          </table:table-cell>
          <table:table-cell office:value-type="float" office:value="22" calcext:value-type="float">
            <text:p>22</text:p>
          </table:table-cell>
          <table:table-cell table:formula="of:=(90/[.L22])*1000000" office:value-type="float" office:value="4090909.09090909" calcext:value-type="float">
            <text:p>4090909.09090909</text:p>
          </table:table-cell>
          <table:table-cell table:formula="of:=1/[.M22]" office:value-type="float" office:value="0.000000244444444444444" calcext:value-type="float">
            <text:p>2.44444444444444E-07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Q21]/[.$P$22]" office:value-type="float" office:value="6.25" calcext:value-type="float">
            <text:p>6.25</text:p>
          </table:table-cell>
          <table:table-cell table:formula="of:=[.R21]/[.$P$22]" office:value-type="float" office:value="19.5833333333333" calcext:value-type="float">
            <text:p>19.5833333333333</text:p>
          </table:table-cell>
          <table:table-cell table:formula="of:=[.S21]/[.$P$22]" office:value-type="float" office:value="19.5833333333333" calcext:value-type="float">
            <text:p>19.5833333333333</text:p>
          </table:table-cell>
          <table:table-cell/>
          <table:table-cell table:formula="of:=[.U21]/[.$P$22]" office:value-type="float" office:value="6.25" calcext:value-type="float">
            <text:p>6.25</text:p>
          </table:table-cell>
          <table:table-cell table:formula="of:=[.V21]/[.$P$22]" office:value-type="float" office:value="9.79166666666667" calcext:value-type="float">
            <text:p>9.79166666666667</text:p>
          </table:table-cell>
          <table:table-cell table:formula="of:=[.W21]/[.$P$22]" office:value-type="float" office:value="9.79166666666667" calcext:value-type="float">
            <text:p>9.7916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63.5*[.A23]" office:value-type="float" office:value="241.3" calcext:value-type="float">
            <text:p>241.3</text:p>
          </table:table-cell>
          <table:table-cell table:formula="of:=[.B23]/4" office:value-type="float" office:value="60.325" calcext:value-type="float">
            <text:p>60.325</text:p>
          </table:table-cell>
          <table:table-cell table:formula="of:=[.C23]*3" office:value-type="float" office:value="180.975" calcext:value-type="float">
            <text:p>180.975</text:p>
          </table:table-cell>
          <table:table-cell/>
          <table:table-cell table:formula="of:=90/[.A23]" office:value-type="float" office:value="23.6842105263158" calcext:value-type="float">
            <text:p>23.6842105263158</text:p>
          </table:table-cell>
          <table:table-cell table:number-columns-repeated="10"/>
          <table:table-cell table:formula="of:=[.Q22]" office:value-type="float" office:value="6.25" calcext:value-type="float">
            <text:p>6.25</text:p>
          </table:table-cell>
          <table:table-cell table:formula="of:=[.R22]+[.Q23]" office:value-type="float" office:value="25.8333333333333" calcext:value-type="float">
            <text:p>25.8333333333333</text:p>
          </table:table-cell>
          <table:table-cell table:formula="of:=[.S22]+[.R23]" office:value-type="float" office:value="45.4166666666667" calcext:value-type="float">
            <text:p>45.4166666666667</text:p>
          </table:table-cell>
          <table:table-cell/>
          <table:table-cell table:formula="of:=[.U22]+[.T23]" office:value-type="float" office:value="6.25" calcext:value-type="float">
            <text:p>6.25</text:p>
          </table:table-cell>
          <table:table-cell table:formula="of:=[.V22]+[.U23]" office:value-type="float" office:value="16.0416666666667" calcext:value-type="float">
            <text:p>16.0416666666667</text:p>
          </table:table-cell>
          <table:table-cell table:formula="of:=[.W22]+[.V23]" office:value-type="float" office:value="25.8333333333333" calcext:value-type="float">
            <text:p>25.83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63.5*[.A24]" office:value-type="float" office:value="247.65" calcext:value-type="float">
            <text:p>247.65</text:p>
          </table:table-cell>
          <table:table-cell table:formula="of:=[.B24]/4" office:value-type="float" office:value="61.9125" calcext:value-type="float">
            <text:p>61.9125</text:p>
          </table:table-cell>
          <table:table-cell table:formula="of:=[.C24]*3" office:value-type="float" office:value="185.7375" calcext:value-type="float">
            <text:p>185.7375</text:p>
          </table:table-cell>
          <table:table-cell/>
          <table:table-cell table:style-name="ce5" table:formula="of:=90/[.A24]" office:value-type="float" office:value="23.0769230769231" calcext:value-type="float">
            <text:p>23.0769230769231</text:p>
          </table:table-cell>
          <table:table-cell/>
          <table:table-cell office:value-type="string" calcext:value-type="string">
            <text:p>Acceptable</text:p>
          </table:table-cell>
          <table:table-cell table:number-columns-repeated="2"/>
          <table:table-cell office:value-type="string" calcext:value-type="string">
            <text:p>clks per line</text:p>
          </table:table-cell>
          <table:table-cell office:value-type="string" calcext:value-type="string">
            <text:p>h perio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3.5*[.A25]" office:value-type="float" office:value="254" calcext:value-type="float">
            <text:p>254</text:p>
          </table:table-cell>
          <table:table-cell table:style-name="ce1" table:formula="of:=[.B25]/4" office:value-type="float" office:value="63.5" calcext:value-type="float">
            <text:p>63.5</text:p>
          </table:table-cell>
          <table:table-cell table:formula="of:=[.C25]*3" office:value-type="float" office:value="190.5" calcext:value-type="float">
            <text:p>190.5</text:p>
          </table:table-cell>
          <table:table-cell/>
          <table:table-cell table:formula="of:=90/[.A25]" office:value-type="float" office:value="22.5" calcext:value-type="float">
            <text:p>22.5</text:p>
          </table:table-cell>
          <table:table-cell/>
          <table:table-cell table:style-name="ce3" office:value-type="string" calcext:value-type="string">
            <text:p>Practical, use this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256" calcext:value-type="float">
            <text:p>256</text:p>
          </table:table-cell>
          <table:table-cell table:formula="of:=1/(90/[.L22])*[.K25]" office:value-type="float" office:value="62.5777777777778" calcext:value-type="float">
            <text:p>62.5777777777778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63.5*[.A26]" office:value-type="float" office:value="260.35" calcext:value-type="float">
            <text:p>260.35</text:p>
          </table:table-cell>
          <table:table-cell table:formula="of:=[.B26]/4" office:value-type="float" office:value="65.0875" calcext:value-type="float">
            <text:p>65.0875</text:p>
          </table:table-cell>
          <table:table-cell table:formula="of:=[.C26]*3" office:value-type="float" office:value="195.2625" calcext:value-type="float">
            <text:p>195.2625</text:p>
          </table:table-cell>
          <table:table-cell/>
          <table:table-cell table:formula="of:=90/[.A26]" office:value-type="float" office:value="21.9512195121951" calcext:value-type="float">
            <text:p>21.9512195121951</text:p>
          </table:table-cell>
          <table:table-cell table:number-columns-repeated="17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63.5*[.A27]" office:value-type="float" office:value="266.7" calcext:value-type="float">
            <text:p>266.7</text:p>
          </table:table-cell>
          <table:table-cell table:formula="of:=[.B27]/4" office:value-type="float" office:value="66.675" calcext:value-type="float">
            <text:p>66.675</text:p>
          </table:table-cell>
          <table:table-cell table:formula="of:=[.C27]*3" office:value-type="float" office:value="200.025" calcext:value-type="float">
            <text:p>200.025</text:p>
          </table:table-cell>
          <table:table-cell/>
          <table:table-cell table:formula="of:=90/[.A27]" office:value-type="float" office:value="21.4285714285714" calcext:value-type="float">
            <text:p>21.4285714285714</text:p>
          </table:table-cell>
          <table:table-cell table:number-columns-repeated="17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63.5*[.A28]" office:value-type="float" office:value="273.05" calcext:value-type="float">
            <text:p>273.05</text:p>
          </table:table-cell>
          <table:table-cell table:formula="of:=[.B28]/4" office:value-type="float" office:value="68.2625" calcext:value-type="float">
            <text:p>68.2625</text:p>
          </table:table-cell>
          <table:table-cell table:formula="of:=[.C28]*3" office:value-type="float" office:value="204.7875" calcext:value-type="float">
            <text:p>204.7875</text:p>
          </table:table-cell>
          <table:table-cell/>
          <table:table-cell table:formula="of:=90/[.A28]" office:value-type="float" office:value="20.9302325581395" calcext:value-type="float">
            <text:p>20.9302325581395</text:p>
          </table:table-cell>
          <table:table-cell table:number-columns-repeated="17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63.5*[.A29]" office:value-type="float" office:value="279.4" calcext:value-type="float">
            <text:p>279.4</text:p>
          </table:table-cell>
          <table:table-cell table:formula="of:=[.B29]/4" office:value-type="float" office:value="69.85" calcext:value-type="float">
            <text:p>69.85</text:p>
          </table:table-cell>
          <table:table-cell table:formula="of:=[.C29]*3" office:value-type="float" office:value="209.55" calcext:value-type="float">
            <text:p>209.55</text:p>
          </table:table-cell>
          <table:table-cell/>
          <table:table-cell table:formula="of:=90/[.A29]" office:value-type="float" office:value="20.4545454545455" calcext:value-type="float">
            <text:p>20.4545454545455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table:formula="of:=108/128" office:value-type="float" office:value="0.84375" calcext:value-type="float">
            <text:p>0.84375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63.5*[.A30]" office:value-type="float" office:value="285.75" calcext:value-type="float">
            <text:p>285.75</text:p>
          </table:table-cell>
          <table:table-cell table:formula="of:=[.B30]/4" office:value-type="float" office:value="71.4375" calcext:value-type="float">
            <text:p>71.4375</text:p>
          </table:table-cell>
          <table:table-cell table:formula="of:=[.C30]*3" office:value-type="float" office:value="214.3125" calcext:value-type="float">
            <text:p>214.3125</text:p>
          </table:table-cell>
          <table:table-cell/>
          <table:table-cell table:style-name="ce6" table:formula="of:=90/[.A30]" office:value-type="float" office:value="20" calcext:value-type="float">
            <text:p>20</text:p>
          </table:table-cell>
          <table:table-cell/>
          <table:table-cell office:value-type="string" calcext:value-type="string">
            <text:p>Good target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63.5*[.A31]" office:value-type="float" office:value="292.1" calcext:value-type="float">
            <text:p>292.1</text:p>
          </table:table-cell>
          <table:table-cell table:formula="of:=[.B31]/4" office:value-type="float" office:value="73.025" calcext:value-type="float">
            <text:p>73.025</text:p>
          </table:table-cell>
          <table:table-cell table:formula="of:=[.C31]*3" office:value-type="float" office:value="219.075" calcext:value-type="float">
            <text:p>219.075</text:p>
          </table:table-cell>
          <table:table-cell/>
          <table:table-cell table:formula="of:=90/[.A31]" office:value-type="float" office:value="19.5652173913043" calcext:value-type="float">
            <text:p>19.5652173913043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63.5*[.A32]" office:value-type="float" office:value="298.45" calcext:value-type="float">
            <text:p>298.45</text:p>
          </table:table-cell>
          <table:table-cell table:formula="of:=[.B32]/4" office:value-type="float" office:value="74.6125" calcext:value-type="float">
            <text:p>74.6125</text:p>
          </table:table-cell>
          <table:table-cell table:formula="of:=[.C32]*3" office:value-type="float" office:value="223.8375" calcext:value-type="float">
            <text:p>223.8375</text:p>
          </table:table-cell>
          <table:table-cell/>
          <table:table-cell table:formula="of:=90/[.A32]" office:value-type="float" office:value="19.1489361702128" calcext:value-type="float">
            <text:p>19.1489361702128</text:p>
          </table:table-cell>
          <table:table-cell table:number-columns-repeated="17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63.5*[.A33]" office:value-type="float" office:value="304.8" calcext:value-type="float">
            <text:p>304.8</text:p>
          </table:table-cell>
          <table:table-cell table:formula="of:=[.B33]/4" office:value-type="float" office:value="76.2" calcext:value-type="float">
            <text:p>76.2</text:p>
          </table:table-cell>
          <table:table-cell table:formula="of:=[.C33]*3" office:value-type="float" office:value="228.6" calcext:value-type="float">
            <text:p>228.6</text:p>
          </table:table-cell>
          <table:table-cell/>
          <table:table-cell table:formula="of:=90/[.A33]" office:value-type="float" office:value="18.75" calcext:value-type="float">
            <text:p>18.75</text:p>
          </table:table-cell>
          <table:table-cell table:number-columns-repeated="17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63.5*[.A34]" office:value-type="float" office:value="311.15" calcext:value-type="float">
            <text:p>311.15</text:p>
          </table:table-cell>
          <table:table-cell table:formula="of:=[.B34]/4" office:value-type="float" office:value="77.7875" calcext:value-type="float">
            <text:p>77.7875</text:p>
          </table:table-cell>
          <table:table-cell table:formula="of:=[.C34]*3" office:value-type="float" office:value="233.3625" calcext:value-type="float">
            <text:p>233.3625</text:p>
          </table:table-cell>
          <table:table-cell/>
          <table:table-cell table:formula="of:=90/[.A34]" office:value-type="float" office:value="18.3673469387755" calcext:value-type="float">
            <text:p>18.367346938775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3.5*[.A35]" office:value-type="float" office:value="317.5" calcext:value-type="float">
            <text:p>317.5</text:p>
          </table:table-cell>
          <table:table-cell table:formula="of:=[.B35]/4" office:value-type="float" office:value="79.375" calcext:value-type="float">
            <text:p>79.375</text:p>
          </table:table-cell>
          <table:table-cell table:formula="of:=[.C35]*3" office:value-type="float" office:value="238.125" calcext:value-type="float">
            <text:p>238.125</text:p>
          </table:table-cell>
          <table:table-cell/>
          <table:table-cell table:formula="of:=90/[.A35]" office:value-type="float" office:value="18" calcext:value-type="float">
            <text:p>18</text:p>
          </table:table-cell>
          <table:table-cell table:number-columns-repeated="6"/>
          <table:table-cell office:value-type="float" office:value="15750" calcext:value-type="float">
            <text:p>15750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15600" calcext:value-type="float">
            <text:p>156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P$42]*[.R35]" office:value-type="float" office:value="39.936" calcext:value-type="float">
            <text:p>39.936</text:p>
          </table:table-cell>
          <table:table-cell table:number-columns-repeated="4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63.5*[.A36]" office:value-type="float" office:value="323.85" calcext:value-type="float">
            <text:p>323.85</text:p>
          </table:table-cell>
          <table:table-cell table:formula="of:=[.B36]/4" office:value-type="float" office:value="80.9625" calcext:value-type="float">
            <text:p>80.9625</text:p>
          </table:table-cell>
          <table:table-cell table:formula="of:=[.C36]*3" office:value-type="float" office:value="242.8875" calcext:value-type="float">
            <text:p>242.8875</text:p>
          </table:table-cell>
          <table:table-cell/>
          <table:table-cell table:formula="of:=90/[.A36]" office:value-type="float" office:value="17.6470588235294" calcext:value-type="float">
            <text:p>17.6470588235294</text:p>
          </table:table-cell>
          <table:table-cell table:number-columns-repeated="5"/>
          <table:table-cell office:value-type="string" calcext:value-type="string">
            <text:p>is</text:p>
          </table:table-cell>
          <table:table-cell table:formula="of:=1/[.M35]" office:value-type="float" office:value="0.0000634920634920635" calcext:value-type="float">
            <text:p>6.34920634920635E-05</text:p>
          </table:table-cell>
          <table:table-cell office:value-type="string" calcext:value-type="string">
            <text:p>s</text:p>
          </table:table-cell>
          <table:table-cell/>
          <table:table-cell table:formula="of:=1/[.P35]" office:value-type="float" office:value="0.0000641025641025641" calcext:value-type="float">
            <text:p>6.41025641025641E-0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P$42]*[.R36]" office:value-type="float" office:value="43.9296" calcext:value-type="float">
            <text:p>43.9296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63.5*[.A37]" office:value-type="float" office:value="330.2" calcext:value-type="float">
            <text:p>330.2</text:p>
          </table:table-cell>
          <table:table-cell table:formula="of:=[.B37]/4" office:value-type="float" office:value="82.55" calcext:value-type="float">
            <text:p>82.55</text:p>
          </table:table-cell>
          <table:table-cell table:formula="of:=[.C37]*3" office:value-type="float" office:value="247.65" calcext:value-type="float">
            <text:p>247.65</text:p>
          </table:table-cell>
          <table:table-cell/>
          <table:table-cell table:formula="of:=90/[.A37]" office:value-type="float" office:value="17.3076923076923" calcext:value-type="float">
            <text:p>17.3076923076923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P$42]*[.R37]" office:value-type="float" office:value="47.9232" calcext:value-type="float">
            <text:p>47.9232</text:p>
          </table:table-cell>
          <table:table-cell table:number-columns-repeated="4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63.5*[.A38]" office:value-type="float" office:value="336.55" calcext:value-type="float">
            <text:p>336.55</text:p>
          </table:table-cell>
          <table:table-cell table:formula="of:=[.B38]/4" office:value-type="float" office:value="84.1375" calcext:value-type="float">
            <text:p>84.1375</text:p>
          </table:table-cell>
          <table:table-cell table:formula="of:=[.C38]*3" office:value-type="float" office:value="252.4125" calcext:value-type="float">
            <text:p>252.4125</text:p>
          </table:table-cell>
          <table:table-cell/>
          <table:table-cell table:formula="of:=90/[.A38]" office:value-type="float" office:value="16.9811320754717" calcext:value-type="float">
            <text:p>16.9811320754717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hclocks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P$42]*[.R38]" office:value-type="float" office:value="51.9168" calcext:value-type="float">
            <text:p>51.9168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63.5*[.A39]" office:value-type="float" office:value="342.9" calcext:value-type="float">
            <text:p>342.9</text:p>
          </table:table-cell>
          <table:table-cell table:formula="of:=[.B39]/4" office:value-type="float" office:value="85.725" calcext:value-type="float">
            <text:p>85.725</text:p>
          </table:table-cell>
          <table:table-cell table:formula="of:=[.C39]*3" office:value-type="float" office:value="257.175" calcext:value-type="float">
            <text:p>257.175</text:p>
          </table:table-cell>
          <table:table-cell/>
          <table:table-cell table:formula="of:=90/[.A39]" office:value-type="float" office:value="16.6666666666667" calcext:value-type="float">
            <text:p>16.6666666666667</text:p>
          </table:table-cell>
          <table:table-cell table:number-columns-repeated="5"/>
          <table:table-cell office:value-type="string" calcext:value-type="string">
            <text:p>over</text:p>
          </table:table-cell>
          <table:table-cell table:formula="of:=[.M36]" office:value-type="float" office:value="0.0000634920634920635" calcext:value-type="float">
            <text:p>6.34920634920635E-05</text:p>
          </table:table-cell>
          <table:table-cell table:number-columns-repeated="2"/>
          <table:table-cell table:formula="of:=[.P36]" office:value-type="float" office:value="0.0000641025641025641" calcext:value-type="float">
            <text:p>6.41025641025641E-0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P$42]*[.R39]" office:value-type="float" office:value="55.9104" calcext:value-type="float">
            <text:p>55.9104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is</text:p>
          </table:table-cell>
          <table:table-cell table:formula="of:=[.M39]/[.M38]" office:value-type="float" office:value="0.000000248015873015873" calcext:value-type="float">
            <text:p>2.48015873015873E-07</text:p>
          </table:table-cell>
          <table:table-cell office:value-type="string" calcext:value-type="string">
            <text:p>per clock</text:p>
          </table:table-cell>
          <table:table-cell/>
          <table:table-cell table:formula="of:=[.P39]/[.P38]" office:value-type="float" office:value="0.000000250400641025641" calcext:value-type="float">
            <text:p>2.50400641025641E-0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P$42]*[.R40]" office:value-type="float" office:value="59.904" calcext:value-type="float">
            <text:p>59.904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is</text:p>
          </table:table-cell>
          <table:table-cell table:formula="of:=1/[.M40]" office:value-type="float" office:value="4032000" calcext:value-type="float">
            <text:p>4032000</text:p>
          </table:table-cell>
          <table:table-cell office:value-type="string" calcext:value-type="string">
            <text:p>Hz</text:p>
          </table:table-cell>
          <table:table-cell/>
          <table:table-cell table:formula="of:=1/[.P40]" office:value-type="float" office:value="3993600" calcext:value-type="float">
            <text:p>39936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P$42]*[.R41]" office:value-type="float" office:value="63.8976" calcext:value-type="float">
            <text:p>63.897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is</text:p>
          </table:table-cell>
          <table:table-cell table:formula="of:=[.M41]/1000000" office:value-type="float" office:value="4.032" calcext:value-type="float">
            <text:p>4.032</text:p>
          </table:table-cell>
          <table:table-cell office:value-type="string" calcext:value-type="string">
            <text:p>MHz</text:p>
          </table:table-cell>
          <table:table-cell/>
          <table:table-cell table:formula="of:=[.P41]/1000000" office:value-type="float" office:value="3.9936" calcext:value-type="float">
            <text:p>3.9936</text:p>
          </table:table-cell>
          <table:table-cell office:value-type="string" calcext:value-type="string">
            <text:p>times</text:p>
          </table:table-cell>
          <table:table-cell office:value-type="float" office:value="17" calcext:value-type="float">
            <text:p>17</text:p>
          </table:table-cell>
          <table:table-cell table:formula="of:=[.$P$42]*[.R42]" office:value-type="float" office:value="67.8912" calcext:value-type="float">
            <text:p>67.8912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table:formula="of:=[.$P$42]*[.R43]" office:value-type="float" office:value="71.8848" calcext:value-type="float">
            <text:p>71.8848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table:formula="of:=[.$P$42]*[.R44]" office:value-type="float" office:value="75.8784" calcext:value-type="float">
            <text:p>75.8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 calculate vertical</text:p>
          </table:table-cell>
          <table:table-cell/>
          <table:table-cell office:value-type="string" calcext:value-type="string">
            <text:p>, /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formula="of:=[.$P$42]*[.R45]" office:value-type="float" office:value="79.872" calcext:value-type="float">
            <text:p>79.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wn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D46]/3" office:value-type="float" office:value="160" calcext:value-type="float">
            <text:p>160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table:formula="of:=[.$P$42]*[.R46]" office:value-type="float" office:value="83.8656" calcext:value-type="float">
            <text:p>83.8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47]/3" office:value-type="float" office:value="141.333333333333" calcext:value-type="float">
            <text:p>141.333333333333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table:formula="of:=[.$P$42]*[.R47]" office:value-type="float" office:value="87.8592" calcext:value-type="float">
            <text:p>87.8592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table:formula="of:=[.$P$42]*[.R48]" office:value-type="float" office:value="91.8528" calcext:value-type="float">
            <text:p>91.8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 draws 240 lines</text:p>
          </table:table-cell>
          <table:table-cell table:number-columns-repeated="3"/>
          <table:table-cell table:style-name="ce4" office:value-type="string" calcext:value-type="string">
            <text:p>“3:4”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[.$P$42]*[.R49]" office:value-type="float" office:value="95.8464" calcext:value-type="float">
            <text:p>95.8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table:formula="of:=[.$P$42]*[.R50]" office:value-type="float" office:value="99.84" calcext:value-type="float">
            <text:p>99.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Use:</text:p>
          </table:table-cell>
          <table:table-cell table:style-name="ce2" office:value-type="float" office:value="144" calcext:value-type="float">
            <text:p>144</text:p>
          </table:table-cell>
          <table:table-cell table:formula="of:=[.D51]*1.333333" office:value-type="float" office:value="191.999952" calcext:value-type="float">
            <text:p>191.999952</text:p>
          </table:table-cell>
          <table:table-cell/>
          <table:table-cell office:value-type="string" calcext:value-type="string">
            <text:p>Mem (bytes):</text:p>
          </table:table-cell>
          <table:table-cell table:formula="of:=[.E51]*[.D51]" office:value-type="float" office:value="27647.993088" calcext:value-type="float">
            <text:p>27647.99308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3" office:value-type="string" calcext:value-type="string">
            <text:p>“144x192”</text:p>
          </table:table-cell>
          <table:table-cell table:number-columns-repeated="2"/>
          <table:table-cell office:value-type="string" calcext:value-type="string">
            <text:p>Mem (bytes):</text:p>
          </table:table-cell>
          <table:table-cell table:formula="of:=144*192" office:value-type="float" office:value="27648" calcext:value-type="float">
            <text:p>27648</text:p>
          </table:table-cell>
          <table:table-cell table:number-columns-repeated="15"/>
        </table:table-row>
        <table:table-row table:style-name="ro1" table:number-rows-repeated="18">
          <table:table-cell table:number-columns-repeated="23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ounts</text:p>
          </table:table-cell>
          <table:table-cell office:value-type="string" calcext:value-type="string">
            <text:p>PCLK</text:p>
          </table:table-cell>
          <table:table-cell office:value-type="string" calcext:value-type="string">
            <text:p>*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lock rate:</text:p>
          </table:table-cell>
          <table:table-cell table:formula="of:=[.B72]/[.C72]" office:value-type="float" office:value="0.244140625" calcext:value-type="float">
            <text:p>0.244140625</text:p>
          </table:table-cell>
          <table:table-cell office:value-type="float" office:value="10" calcext:value-type="float">
            <text:p>10</text:p>
          </table:table-cell>
          <table:table-cell table:formula="of:=[.D74]/[.C74]" office:value-type="float" office:value="40.96" calcext:value-type="float">
            <text:p>40.96</text:p>
          </table:table-cell>
          <table:table-cell table:formula="of:=[.E74]*2" office:value-type="float" office:value="81.92" calcext:value-type="float">
            <text:p>81.9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4]" office:value-type="float" office:value="0.244140625" calcext:value-type="float">
            <text:p>0.244140625</text:p>
          </table:table-cell>
          <table:table-cell office:value-type="float" office:value="11" calcext:value-type="float">
            <text:p>11</text:p>
          </table:table-cell>
          <table:table-cell table:formula="of:=[.D75]/[.C75]" office:value-type="float" office:value="45.056" calcext:value-type="float">
            <text:p>45.056</text:p>
          </table:table-cell>
          <table:table-cell table:formula="of:=[.E75]*2" office:value-type="float" office:value="90.112" calcext:value-type="float">
            <text:p>90.11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5]" office:value-type="float" office:value="0.244140625" calcext:value-type="float">
            <text:p>0.244140625</text:p>
          </table:table-cell>
          <table:table-cell office:value-type="float" office:value="12" calcext:value-type="float">
            <text:p>12</text:p>
          </table:table-cell>
          <table:table-cell table:formula="of:=[.D76]/[.C76]" office:value-type="float" office:value="49.152" calcext:value-type="float">
            <text:p>49.152</text:p>
          </table:table-cell>
          <table:table-cell table:formula="of:=[.E76]*2" office:value-type="float" office:value="98.304" calcext:value-type="float">
            <text:p>98.30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6]" office:value-type="float" office:value="0.244140625" calcext:value-type="float">
            <text:p>0.244140625</text:p>
          </table:table-cell>
          <table:table-cell office:value-type="float" office:value="13" calcext:value-type="float">
            <text:p>13</text:p>
          </table:table-cell>
          <table:table-cell table:formula="of:=[.D77]/[.C77]" office:value-type="float" office:value="53.248" calcext:value-type="float">
            <text:p>53.248</text:p>
          </table:table-cell>
          <table:table-cell table:formula="of:=[.E77]*2" office:value-type="float" office:value="106.496" calcext:value-type="float">
            <text:p>106.49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7]" office:value-type="float" office:value="0.244140625" calcext:value-type="float">
            <text:p>0.244140625</text:p>
          </table:table-cell>
          <table:table-cell office:value-type="float" office:value="14" calcext:value-type="float">
            <text:p>14</text:p>
          </table:table-cell>
          <table:table-cell table:formula="of:=[.D78]/[.C78]" office:value-type="float" office:value="57.344" calcext:value-type="float">
            <text:p>57.344</text:p>
          </table:table-cell>
          <table:table-cell table:formula="of:=[.E78]*2" office:value-type="float" office:value="114.688" calcext:value-type="float">
            <text:p>114.68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8]" office:value-type="float" office:value="0.244140625" calcext:value-type="float">
            <text:p>0.244140625</text:p>
          </table:table-cell>
          <table:table-cell office:value-type="float" office:value="15" calcext:value-type="float">
            <text:p>15</text:p>
          </table:table-cell>
          <table:table-cell table:formula="of:=[.D79]/[.C79]" office:value-type="float" office:value="61.44" calcext:value-type="float">
            <text:p>61.44</text:p>
          </table:table-cell>
          <table:table-cell table:formula="of:=[.E79]*2" office:value-type="float" office:value="122.88" calcext:value-type="float">
            <text:p>122.8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9]" office:value-type="float" office:value="0.244140625" calcext:value-type="float">
            <text:p>0.244140625</text:p>
          </table:table-cell>
          <table:table-cell office:value-type="float" office:value="16" calcext:value-type="float">
            <text:p>16</text:p>
          </table:table-cell>
          <table:table-cell table:formula="of:=[.D80]/[.C80]" office:value-type="float" office:value="65.536" calcext:value-type="float">
            <text:p>65.536</text:p>
          </table:table-cell>
          <table:table-cell table:formula="of:=[.E80]*2" office:value-type="float" office:value="131.072" calcext:value-type="float">
            <text:p>131.07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0]" office:value-type="float" office:value="0.244140625" calcext:value-type="float">
            <text:p>0.244140625</text:p>
          </table:table-cell>
          <table:table-cell office:value-type="float" office:value="17" calcext:value-type="float">
            <text:p>17</text:p>
          </table:table-cell>
          <table:table-cell table:formula="of:=[.D81]/[.C81]" office:value-type="float" office:value="69.632" calcext:value-type="float">
            <text:p>69.632</text:p>
          </table:table-cell>
          <table:table-cell table:formula="of:=[.E81]*2" office:value-type="float" office:value="139.264" calcext:value-type="float">
            <text:p>139.26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1]" office:value-type="float" office:value="0.244140625" calcext:value-type="float">
            <text:p>0.244140625</text:p>
          </table:table-cell>
          <table:table-cell office:value-type="float" office:value="18" calcext:value-type="float">
            <text:p>18</text:p>
          </table:table-cell>
          <table:table-cell table:formula="of:=[.D82]/[.C82]" office:value-type="float" office:value="73.728" calcext:value-type="float">
            <text:p>73.728</text:p>
          </table:table-cell>
          <table:table-cell table:formula="of:=[.E82]*2" office:value-type="float" office:value="147.456" calcext:value-type="float">
            <text:p>147.45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2]" office:value-type="float" office:value="0.244140625" calcext:value-type="float">
            <text:p>0.244140625</text:p>
          </table:table-cell>
          <table:table-cell office:value-type="float" office:value="19" calcext:value-type="float">
            <text:p>19</text:p>
          </table:table-cell>
          <table:table-cell table:formula="of:=[.D83]/[.C83]" office:value-type="float" office:value="77.824" calcext:value-type="float">
            <text:p>77.824</text:p>
          </table:table-cell>
          <table:table-cell table:formula="of:=[.E83]*2" office:value-type="float" office:value="155.648" calcext:value-type="float">
            <text:p>155.64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3]" office:value-type="float" office:value="0.244140625" calcext:value-type="float">
            <text:p>0.244140625</text:p>
          </table:table-cell>
          <table:table-cell office:value-type="float" office:value="20" calcext:value-type="float">
            <text:p>20</text:p>
          </table:table-cell>
          <table:table-cell table:formula="of:=[.D84]/[.C84]" office:value-type="float" office:value="81.92" calcext:value-type="float">
            <text:p>81.92</text:p>
          </table:table-cell>
          <table:table-cell table:formula="of:=[.E84]*2" office:value-type="float" office:value="163.84" calcext:value-type="float">
            <text:p>163.8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4]" office:value-type="float" office:value="0.244140625" calcext:value-type="float">
            <text:p>0.244140625</text:p>
          </table:table-cell>
          <table:table-cell office:value-type="float" office:value="21" calcext:value-type="float">
            <text:p>21</text:p>
          </table:table-cell>
          <table:table-cell table:formula="of:=[.D85]/[.C85]" office:value-type="float" office:value="86.016" calcext:value-type="float">
            <text:p>86.016</text:p>
          </table:table-cell>
          <table:table-cell table:formula="of:=[.E85]*2" office:value-type="float" office:value="172.032" calcext:value-type="float">
            <text:p>172.03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5]" office:value-type="float" office:value="0.244140625" calcext:value-type="float">
            <text:p>0.244140625</text:p>
          </table:table-cell>
          <table:table-cell office:value-type="float" office:value="22" calcext:value-type="float">
            <text:p>22</text:p>
          </table:table-cell>
          <table:table-cell table:formula="of:=[.D86]/[.C86]" office:value-type="float" office:value="90.112" calcext:value-type="float">
            <text:p>90.112</text:p>
          </table:table-cell>
          <table:table-cell table:formula="of:=[.E86]*2" office:value-type="float" office:value="180.224" calcext:value-type="float">
            <text:p>180.22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6]" office:value-type="float" office:value="0.244140625" calcext:value-type="float">
            <text:p>0.244140625</text:p>
          </table:table-cell>
          <table:table-cell office:value-type="float" office:value="23" calcext:value-type="float">
            <text:p>23</text:p>
          </table:table-cell>
          <table:table-cell table:formula="of:=[.D87]/[.C87]" office:value-type="float" office:value="94.208" calcext:value-type="float">
            <text:p>94.208</text:p>
          </table:table-cell>
          <table:table-cell table:formula="of:=[.E87]*2" office:value-type="float" office:value="188.416" calcext:value-type="float">
            <text:p>188.41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7]" office:value-type="float" office:value="0.244140625" calcext:value-type="float">
            <text:p>0.244140625</text:p>
          </table:table-cell>
          <table:table-cell office:value-type="float" office:value="24" calcext:value-type="float">
            <text:p>24</text:p>
          </table:table-cell>
          <table:table-cell table:formula="of:=[.D88]/[.C88]" office:value-type="float" office:value="98.304" calcext:value-type="float">
            <text:p>98.304</text:p>
          </table:table-cell>
          <table:table-cell table:formula="of:=[.E88]*2" office:value-type="float" office:value="196.608" calcext:value-type="float">
            <text:p>196.60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8]" office:value-type="float" office:value="0.244140625" calcext:value-type="float">
            <text:p>0.244140625</text:p>
          </table:table-cell>
          <table:table-cell office:value-type="float" office:value="25" calcext:value-type="float">
            <text:p>25</text:p>
          </table:table-cell>
          <table:table-cell table:formula="of:=[.D89]/[.C89]" office:value-type="float" office:value="102.4" calcext:value-type="float">
            <text:p>102.4</text:p>
          </table:table-cell>
          <table:table-cell table:formula="of:=[.E89]*2" office:value-type="float" office:value="204.8" calcext:value-type="float">
            <text:p>204.8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name="Image 1" draw:style-name="gr1" draw:text-style-name="P1" svg:width="611.26pt" svg:height="482.26pt" svg:x="34.5pt" svg:y="43.88pt">
            <draw:image xlink:href="Pictures/200000090000543D00004276C961391BEF731755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http://martin.hinner.info/vga/pal.html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8" office:value-type="string" calcext:value-type="string">
            <text:p>Symbol</text:p>
          </table:table-cell>
          <table:table-cell table:style-name="ce8" office:value-type="string" calcext:value-type="string">
            <text:p>Time</text:p>
          </table:table-cell>
          <table:table-cell office:value-type="string" calcext:value-type="string">
            <text:p>no H fields</text:p>
          </table:table-cell>
          <table:table-cell/>
        </table:table-row>
        <table:table-row table:style-name="ro2">
          <table:table-cell table:number-columns-repeated="7"/>
          <table:table-cell table:style-name="ce8" office:value-type="string" calcext:value-type="string">
            <text:p>v</text:p>
          </table:table-cell>
          <table:table-cell table:style-name="ce8" office:value-type="float" office:value="16.6833" calcext:value-type="float">
            <text:p>16.6833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8" office:value-type="string" calcext:value-type="string">
            <text:p>j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 office:value-type="string" calcext:value-type="string">
            <text:p>This may be different depending on odd or even sync period</text:p>
          </table:table-cell>
        </table:table-row>
        <table:table-row table:style-name="ro2">
          <table:table-cell table:number-columns-repeated="7"/>
          <table:table-cell table:style-name="ce8" office:value-type="string" calcext:value-type="string">
            <text:p>j'</text:p>
          </table:table-cell>
          <table:table-cell table:style-name="ce10" office:value-type="float" office:value="6.35" calcext:value-type="float">
            <text:p>6.3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8" office:value-type="string" calcext:value-type="string">
            <text:p>k</text:p>
          </table:table-cell>
          <table:table-cell table:style-name="ce8"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style-name="ce9"/>
          <table:table-cell table:number-columns-repeated="3"/>
          <table:table-cell table:style-name="ce8" office:value-type="string" calcext:value-type="string">
            <text:p>l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m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n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2"/>
          <table:table-cell table:style-name="ce10"/>
          <table:table-cell table:number-columns-repeated="3"/>
          <table:table-cell table:style-name="ce8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q</text:p>
          </table:table-cell>
          <table:table-cell table:style-name="ce8" office:value-type="float" office:value="27.1" calcext:value-type="float">
            <text:p>27.1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r</text:p>
          </table:table-cell>
          <table:table-cell table:style-name="ce8" office:value-type="float" office:value="4.7" calcext:value-type="float">
            <text:p>4.7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s</text:p>
          </table:table-cell>
          <table:table-cell table:style-name="ce8" office:value-type="float" office:value="0.25" calcext:value-type="float">
            <text:p>0.2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7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11" office:value-type="string" calcext:value-type="string" table:number-columns-spanned="2" table:number-rows-spanned="1">
            <text:p>Enter Values Here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office:value-type="string" calcext:value-type="string">
            <text:p>t_clk</text:p>
          </table:table-cell>
          <table:table-cell office:value-type="float" office:value="0.24444" calcext:value-type="float">
            <text:p>0.24444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office:value-type="string" calcext:value-type="string">
            <text:p>offset n clk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style-name="ce10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table:style-name="ce11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Item</text:p>
          </table:table-cell>
          <table:table-cell office:value-type="string" calcext:value-type="string">
            <text:p>Periods</text:p>
          </table:table-cell>
          <table:table-cell office:value-type="string" calcext:value-type="string">
            <text:p>Offsets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25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ixed/blacker</text:p>
          </table:table-cell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26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ync tip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27]+[.J26]" office:value-type="float" office:value="25.364097529046" calcext:value-type="float">
            <text:p>25.36409752904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ck p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28]+[.J27]" office:value-type="float" office:value="44.5917198494518" calcext:value-type="float">
            <text:p>44.5917198494518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1<text:span text:style-name="T1">st</text:span> field</text:p>
          </table:table-cell>
          <table:table-cell office:value-type="string" calcext:value-type="string">
            <text:p>doublesync</text:p>
          </table:table-cell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31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32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EQ pulse</text:p>
          </table:table-cell>
          <table:table-cell table:formula="of:=[.I12]/[.$I$18]" office:value-type="float" office:value="20.4549173621339" calcext:value-type="float">
            <text:p>20.4549173621339</text:p>
          </table:table-cell>
          <table:table-cell table:formula="of:=[.I33]+[.J32]" office:value-type="float" office:value="26.591392570774" calcext:value-type="float">
            <text:p>26.591392570774</text:p>
          </table:table-cell>
          <table:table-cell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vert sync</text:p>
          </table:table-cell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37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38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EQ pulse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39]+[.J38]" office:value-type="float" office:value="25.364097529046" calcext:value-type="float">
            <text:p>25.364097529046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8" office:value-type="string" calcext:value-type="string">
            <text:p>Symbol</text:p>
          </table:table-cell>
          <table:table-cell table:style-name="ce8" office:value-type="string" calcext:value-type="string">
            <text:p>Characteristics</text:p>
          </table:table-cell>
          <table:table-cell table:style-name="ce9" office:value-type="string" calcext:value-type="string">
            <text:p>Value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Field Period (ms)</text:p>
          </table:table-cell>
          <table:table-cell table:style-name="ce8" office:value-type="float" office:value="16.6833" calcext:value-type="float">
            <text:p>16.6833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Field-blanking interval</text:p>
          </table:table-cell>
          <table:table-cell table:style-name="ce8" office:value-type="string" calcext:value-type="string">
            <text:p>(19 to 21) H + a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j'</text:p>
          </table:table-cell>
          <table:table-cell table:style-name="ce8" office:value-type="string" calcext:value-type="string">
            <text:p>Build-up time of the edges of field-blanking pulse (.s)</text:p>
          </table:table-cell>
          <table:table-cell table:style-name="ce10" office:value-type="string" calcext:value-type="string">
            <text:p>&lt;6.35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Interval between front edge of field-blanking interval and front edge of first equalizing pulse (.s)</text:p>
          </table:table-cell>
          <table:table-cell table:style-name="ce8" office:value-type="string" calcext:value-type="string">
            <text:p>1.5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Duration of first sequence of equal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Duration of sequence of synchron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ration of second sequence of equal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uration of equalizing pulses (.s)</text:p>
          </table:table-cell>
          <table:table-cell table:style-name="ce8" office:value-type="string" calcext:value-type="string">
            <text:p>2.3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Duration of field-synchronizing pulses (.s)</text:p>
          </table:table-cell>
          <table:table-cell table:style-name="ce8" office:value-type="float" office:value="27.1" calcext:value-type="float">
            <text:p>27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Interval between field-synchronizing pulses (.s)</text:p>
          </table:table-cell>
          <table:table-cell table:style-name="ce8" office:value-type="string" calcext:value-type="string">
            <text:p>4.7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Build-up time of synchronizing and equalizing pulses (.s)</text:p>
          </table:table-cell>
          <table:table-cell table:style-name="ce10" office:value-type="string" calcext:value-type="string">
            <text:p>&lt;0.25</text:p>
          </table:table-cell>
          <table:table-cell table:number-columns-repeated="7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evel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Blac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Black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cker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office:value-type="string" calcext:value-type="string">
            <text:p>Fl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office:value-type="float" office:value="1.4" calcext:value-type="float">
            <text:p>1.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atic Calc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unt range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Count rang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spec range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pec range</text:p>
          </table:table-cell>
          <table:table-cell table:formula="of:=[.G4]-[.G5]-[.G6]" office:value-type="float" office:value="0.602" calcext:value-type="float">
            <text:p>0.602</text:p>
          </table:table-cell>
        </table:table-row>
        <table:table-row table:style-name="ro1">
          <table:table-cell/>
          <table:table-cell office:value-type="string" calcext:value-type="string">
            <text:p>bits per spec</text:p>
          </table:table-cell>
          <table:table-cell table:formula="of:=[.C14]/[.C15]" office:value-type="float" office:value="1.42222222222222" calcext:value-type="float">
            <text:p>1.42222222222222</text:p>
          </table:table-cell>
          <table:table-cell table:number-columns-repeated="2"/>
          <table:table-cell office:value-type="string" calcext:value-type="string">
            <text:p>bits per spec</text:p>
          </table:table-cell>
          <table:table-cell table:formula="of:=[.G14]/[.G15]" office:value-type="float" office:value="212.624584717608" calcext:value-type="float">
            <text:p>212.62458471760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 rang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c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C23]*[.$C$16]" office:value-type="float" office:value="128" calcext:value-type="float">
            <text:p>128</text:p>
          </table:table-cell>
          <table:table-cell/>
          <table:table-cell table:formula="of:=[.G4]-[.G5]-[.G6]" office:value-type="float" office:value="0.602" calcext:value-type="float">
            <text:p>0.602</text:p>
          </table:table-cell>
          <table:table-cell table:formula="of:=[.F23]*[.$G$16]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25]*[.$C$16]" office:value-type="float" office:value="14.2222222222222" calcext:value-type="float">
            <text:p>14.2222222222222</text:p>
          </table:table-cell>
          <table:table-cell/>
          <table:table-cell table:formula="of:=[.G5]-[.G6]" office:value-type="float" office:value="0.122" calcext:value-type="float">
            <text:p>0.122</text:p>
          </table:table-cell>
          <table:table-cell table:formula="of:=[.F25]*[.$G$16]" office:value-type="float" office:value="25.9401993355482" calcext:value-type="float">
            <text:p>25.94019933554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er</text:p>
          </table:table-cell>
          <table:table-cell table:number-columns-repeated="2"/>
          <table:table-cell office:value-type="string" calcext:value-type="string">
            <text:p>Black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C27]*[.$C$16]" office:value-type="float" office:value="56.8888888888889" calcext:value-type="float">
            <text:p>56.8888888888889</text:p>
          </table:table-cell>
          <table:table-cell/>
          <table:table-cell table:formula="of:=[.G6]" office:value-type="float" office:value="0.338" calcext:value-type="float">
            <text:p>0.338</text:p>
          </table:table-cell>
          <table:table-cell table:formula="of:=[.F27]*[.$G$16]" office:value-type="float" office:value="71.8671096345515" calcext:value-type="float">
            <text:p>71.8671096345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or</text:p>
          </table:table-cell>
          <table:table-cell table:number-columns-repeated="2"/>
          <table:table-cell office:value-type="string" calcext:value-type="string">
            <text:p>Flo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0/00/0000</text:date>, <text:time style:data-style-name="N2" text:time-value="23:00:48.8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1:28:40.175000000</meta:creation-date>
    <dc:date>2020-04-12T11:30:28.837000000</dc:date>
    <meta:editing-duration>P14DT19H39M11S</meta:editing-duration>
    <meta:editing-cycles>5</meta:editing-cycles>
    <meta:generator>LibreOffice/5.2.5.1$Windows_x86 LibreOffice_project/0312e1a284a7d50ca85a365c316c7abbf20a4d22</meta:generator>
    <meta:document-statistic meta:table-count="3" meta:cell-count="515" meta:object-count="1"/>
  </office:meta>
</office:document-meta>
</file>